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7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Primates</text:p>
          </table:table-cell>
          <table:table-cell office:value-type="float" office:value="314146" calcext:value-type="float">
            <text:p>314146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ima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8,9600,63221,9606,9597,9598,9593,29089,61853,9555,9544,285350,9509,202457,9483,30611,9470,30608,34825,9447}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string" calcext:value-type="string">
            <text:p>Lemuridae</text:p>
          </table:table-cell>
          <table:table-cell office:value-type="float" office:value="376915" calcext:value-type="float">
            <text:p>37691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47}</text:p>
          </table:table-cell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string" calcext:value-type="string">
            <text:p>Lemur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47}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string" calcext:value-type="string">
            <text:p>Lorisidae</text:p>
          </table:table-cell>
          <table:table-cell office:value-type="float" office:value="376916" calcext:value-type="float">
            <text:p>37691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0}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Nycticebus</text:p>
          </table:table-cell>
          <table:table-cell office:value-type="float" office:value="9461" calcext:value-type="float">
            <text:p>9461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0}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Tarsiidae</text:p>
          </table:table-cell>
          <table:table-cell office:value-type="float" office:value="376912" calcext:value-type="float">
            <text:p>37691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8}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Tarsius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8}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Platyrrhini</text:p>
          </table:table-cell>
          <table:table-cell office:value-type="float" office:value="314293" calcext:value-type="float">
            <text:p>314293</text:p>
          </table:table-cell>
          <table:table-cell office:value-type="string" calcext:value-type="string">
            <text:p>parvorder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09,202457,9483}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string" calcext:value-type="string">
            <text:p>Callitrichinae</text:p>
          </table:table-cell>
          <table:table-cell office:value-type="float" office:value="9498" calcext:value-type="float">
            <text:p>9498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83}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Callithrix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83}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Cebida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83}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string" calcext:value-type="string">
            <text:p>Ateles</text:p>
          </table:table-cell>
          <table:table-cell office:value-type="float" office:value="38068" calcext:value-type="float">
            <text:p>3806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09}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string" calcext:value-type="string">
            <text:p>Callicebus</text:p>
          </table:table-cell>
          <table:table-cell office:value-type="float" office:value="38069" calcext:value-type="float">
            <text:p>38069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202457}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string" calcext:value-type="string">
            <text:p>Catarrhini</text:p>
          </table:table-cell>
          <table:table-cell office:value-type="float" office:value="314293" calcext:value-type="float">
            <text:p>314293</text:p>
          </table:table-cell>
          <table:table-cell office:value-type="string" calcext:value-type="string">
            <text:p>parvorder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,63221,9606,9597,9598,9593,29089,61853,9555,9544,285350}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Cercopithecidae</text:p>
          </table:table-cell>
          <table:table-cell office:value-type="float" office:value="314294" calcext:value-type="float">
            <text:p>31429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55,9544,285350}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string" calcext:value-type="string">
            <text:p>Cercopithecinae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55,9544,285350}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string" calcext:value-type="string">
            <text:p>Macaca</text:p>
          </table:table-cell>
          <table:table-cell office:value-type="float" office:value="9528" calcext:value-type="float">
            <text:p>952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44,285350}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string" calcext:value-type="string">
            <text:p>Papio</text:p>
          </table:table-cell>
          <table:table-cell office:value-type="float" office:value="9528" calcext:value-type="float">
            <text:p>952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55}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string" calcext:value-type="string">
            <text:p>Hylobatidae</text:p>
          </table:table-cell>
          <table:table-cell office:value-type="float" office:value="314295" calcext:value-type="float">
            <text:p>31429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29089,61853}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string" calcext:value-type="string">
            <text:p>Gorilla</text:p>
          </table:table-cell>
          <table:table-cell office:value-type="float" office:value="207598" calcext:value-type="float">
            <text:p>20759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93}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n</text:p>
          </table:table-cell>
          <table:table-cell office:value-type="float" office:value="207598" calcext:value-type="float">
            <text:p>20759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97,9598}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string" calcext:value-type="string">
            <text:p>Pongo</text:p>
          </table:table-cell>
          <table:table-cell office:value-type="float" office:value="607660" calcext:value-type="float">
            <text:p>607660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}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Hominidae</text:p>
          </table:table-cell>
          <table:table-cell office:value-type="float" office:value="314295" calcext:value-type="float">
            <text:p>31429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,63221,9606,9597,9598,9593}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Homo</text:p>
          </table:table-cell>
          <table:table-cell office:value-type="float" office:value="207598" calcext:value-type="float">
            <text:p>207598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63221,9606}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Homo sapiens</text:p>
          </table:table-cell>
          <table:table-cell office:value-type="float" office:value="9605" calcext:value-type="float">
            <text:p>9605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rima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{63221}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Microcebus</text:p>
          </table:table-cell>
          <table:table-cell office:value-type="float" office:value="30615" calcext:value-type="float">
            <text:p>30615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08}</text:p>
          </table:table-cell>
        </table:table-row>
        <table:table-row table:style-name="ro1">
          <table:table-cell office:value-type="float" office:value="30599" calcext:value-type="float">
            <text:p>30599</text:p>
          </table:table-cell>
          <table:table-cell office:value-type="string" calcext:value-type="string">
            <text:p>Indriidae</text:p>
          </table:table-cell>
          <table:table-cell office:value-type="float" office:value="376915" calcext:value-type="float">
            <text:p>37691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4825}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string" calcext:value-type="string">
            <text:p>Propithecus</text:p>
          </table:table-cell>
          <table:table-cell office:value-type="float" office:value="30599" calcext:value-type="float">
            <text:p>30599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4825}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string" calcext:value-type="string">
            <text:p>Otolemur</text:p>
          </table:table-cell>
          <table:table-cell office:value-type="float" office:value="40297" calcext:value-type="float">
            <text:p>40297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11}</text:p>
          </table:table-cell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string" calcext:value-type="string">
            <text:p>Cheirogaleidae</text:p>
          </table:table-cell>
          <table:table-cell office:value-type="float" office:value="376915" calcext:value-type="float">
            <text:p>37691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08}</text:p>
          </table:table-cell>
        </table:table-row>
        <table:table-row table:style-name="ro1">
          <table:table-cell office:value-type="float" office:value="38068" calcext:value-type="float">
            <text:p>38068</text:p>
          </table:table-cell>
          <table:table-cell office:value-type="string" calcext:value-type="string">
            <text:p>Atelinae</text:p>
          </table:table-cell>
          <table:table-cell office:value-type="float" office:value="378855" calcext:value-type="float">
            <text:p>378855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09}</text:p>
          </table:table-cell>
        </table:table-row>
        <table:table-row table:style-name="ro1">
          <table:table-cell office:value-type="float" office:value="38069" calcext:value-type="float">
            <text:p>38069</text:p>
          </table:table-cell>
          <table:table-cell office:value-type="string" calcext:value-type="string">
            <text:p>Callicebinae</text:p>
          </table:table-cell>
          <table:table-cell office:value-type="float" office:value="376919" calcext:value-type="float">
            <text:p>376919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202457}</text:p>
          </table:table-cell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string" calcext:value-type="string">
            <text:p>Galagidae</text:p>
          </table:table-cell>
          <table:table-cell office:value-type="float" office:value="376917" calcext:value-type="float">
            <text:p>37691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11}</text:p>
          </table:table-cell>
        </table:table-row>
        <table:table-row table:style-name="ro1">
          <table:table-cell office:value-type="float" office:value="207598" calcext:value-type="float">
            <text:p>207598</text:p>
          </table:table-cell>
          <table:table-cell office:value-type="string" calcext:value-type="string">
            <text:p>Homininae</text:p>
          </table:table-cell>
          <table:table-cell office:value-type="float" office:value="9604" calcext:value-type="float">
            <text:p>9604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63221,9606,9597,9598,9593}</text:p>
          </table:table-cell>
        </table:table-row>
        <table:table-row table:style-name="ro1">
          <table:table-cell office:value-type="float" office:value="314293" calcext:value-type="float">
            <text:p>314293</text:p>
          </table:table-cell>
          <table:table-cell office:value-type="string" calcext:value-type="string">
            <text:p>Simiiformes</text:p>
          </table:table-cell>
          <table:table-cell office:value-type="float" office:value="376913" calcext:value-type="float">
            <text:p>376913</text:p>
          </table:table-cell>
          <table:table-cell office:value-type="string" calcext:value-type="string">
            <text:p>infraorder</text:p>
          </table:table-cell>
          <table:table-cell office:value-type="string" calcext:value-type="string">
            <text:p>prim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,63221,9606,9597,9598,9593,29089,61853,9555,9544,285350,9509,202457,9483}</text:p>
          </table:table-cell>
        </table:table-row>
        <table:table-row table:style-name="ro1">
          <table:table-cell office:value-type="float" office:value="314294" calcext:value-type="float">
            <text:p>314294</text:p>
          </table:table-cell>
          <table:table-cell office:value-type="string" calcext:value-type="string">
            <text:p>Cercopithecoidea</text:p>
          </table:table-cell>
          <table:table-cell office:value-type="float" office:value="9526" calcext:value-type="float">
            <text:p>9526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55,9544,285350}</text:p>
          </table:table-cell>
        </table:table-row>
        <table:table-row table:style-name="ro1">
          <table:table-cell office:value-type="float" office:value="314295" calcext:value-type="float">
            <text:p>314295</text:p>
          </table:table-cell>
          <table:table-cell office:value-type="string" calcext:value-type="string">
            <text:p>Hominoidea</text:p>
          </table:table-cell>
          <table:table-cell office:value-type="float" office:value="9526" calcext:value-type="float">
            <text:p>9526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,63221,9606,9597,9598,9593,29089,61853}</text:p>
          </table:table-cell>
        </table:table-row>
        <table:table-row table:style-name="ro1">
          <table:table-cell office:value-type="float" office:value="325165" calcext:value-type="float">
            <text:p>325165</text:p>
          </table:table-cell>
          <table:table-cell office:value-type="string" calcext:value-type="string">
            <text:p>Nomascus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29089,61853}</text:p>
          </table:table-cell>
        </table:table-row>
        <table:table-row table:style-name="ro1">
          <table:table-cell office:value-type="float" office:value="376911" calcext:value-type="float">
            <text:p>376911</text:p>
          </table:table-cell>
          <table:table-cell office:value-type="string" calcext:value-type="string">
            <text:p>Strepsirrhini</text:p>
          </table:table-cell>
          <table:table-cell office:value-type="float" office:value="9443" calcext:value-type="float">
            <text:p>9443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prima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11,9470,30608,34825,9447}</text:p>
          </table:table-cell>
        </table:table-row>
        <table:table-row table:style-name="ro1">
          <table:table-cell office:value-type="float" office:value="376912" calcext:value-type="float">
            <text:p>376912</text:p>
          </table:table-cell>
          <table:table-cell office:value-type="string" calcext:value-type="string">
            <text:p>Tarsiiformes</text:p>
          </table:table-cell>
          <table:table-cell office:value-type="float" office:value="376913" calcext:value-type="float">
            <text:p>376913</text:p>
          </table:table-cell>
          <table:table-cell office:value-type="string" calcext:value-type="string">
            <text:p>infraorder</text:p>
          </table:table-cell>
          <table:table-cell office:value-type="string" calcext:value-type="string">
            <text:p>prim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8}</text:p>
          </table:table-cell>
        </table:table-row>
        <table:table-row table:style-name="ro1">
          <table:table-cell office:value-type="float" office:value="376913" calcext:value-type="float">
            <text:p>376913</text:p>
          </table:table-cell>
          <table:table-cell office:value-type="string" calcext:value-type="string">
            <text:p>Haplorrhini</text:p>
          </table:table-cell>
          <table:table-cell office:value-type="float" office:value="9443" calcext:value-type="float">
            <text:p>9443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prima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8,9600,63221,9606,9597,9598,9593,29089,61853,9555,9544,285350,9509,202457,9483}</text:p>
          </table:table-cell>
        </table:table-row>
        <table:table-row table:style-name="ro1">
          <table:table-cell office:value-type="float" office:value="376915" calcext:value-type="float">
            <text:p>376915</text:p>
          </table:table-cell>
          <table:table-cell office:value-type="string" calcext:value-type="string">
            <text:p>Lemuriformes</text:p>
          </table:table-cell>
          <table:table-cell office:value-type="float" office:value="376911" calcext:value-type="float">
            <text:p>376911</text:p>
          </table:table-cell>
          <table:table-cell office:value-type="string" calcext:value-type="string">
            <text:p>infraorder</text:p>
          </table:table-cell>
          <table:table-cell office:value-type="string" calcext:value-type="string">
            <text:p>prim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08,34825,9447}</text:p>
          </table:table-cell>
        </table:table-row>
        <table:table-row table:style-name="ro1">
          <table:table-cell office:value-type="float" office:value="376916" calcext:value-type="float">
            <text:p>376916</text:p>
          </table:table-cell>
          <table:table-cell office:value-type="string" calcext:value-type="string">
            <text:p>Chiromyiformes</text:p>
          </table:table-cell>
          <table:table-cell office:value-type="float" office:value="376911" calcext:value-type="float">
            <text:p>376911</text:p>
          </table:table-cell>
          <table:table-cell office:value-type="string" calcext:value-type="string">
            <text:p>infraorder</text:p>
          </table:table-cell>
          <table:table-cell office:value-type="string" calcext:value-type="string">
            <text:p>prim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470}</text:p>
          </table:table-cell>
        </table:table-row>
        <table:table-row table:style-name="ro1">
          <table:table-cell office:value-type="float" office:value="376917" calcext:value-type="float">
            <text:p>376917</text:p>
          </table:table-cell>
          <table:table-cell office:value-type="string" calcext:value-type="string">
            <text:p>Lorisiformes</text:p>
          </table:table-cell>
          <table:table-cell office:value-type="float" office:value="376911" calcext:value-type="float">
            <text:p>376911</text:p>
          </table:table-cell>
          <table:table-cell office:value-type="string" calcext:value-type="string">
            <text:p>infraorder</text:p>
          </table:table-cell>
          <table:table-cell office:value-type="string" calcext:value-type="string">
            <text:p>prim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30611}</text:p>
          </table:table-cell>
        </table:table-row>
        <table:table-row table:style-name="ro1">
          <table:table-cell office:value-type="float" office:value="376919" calcext:value-type="float">
            <text:p>376919</text:p>
          </table:table-cell>
          <table:table-cell office:value-type="string" calcext:value-type="string">
            <text:p>Pitheciida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202457}</text:p>
          </table:table-cell>
        </table:table-row>
        <table:table-row table:style-name="ro1">
          <table:table-cell office:value-type="float" office:value="378855" calcext:value-type="float">
            <text:p>378855</text:p>
          </table:table-cell>
          <table:table-cell office:value-type="string" calcext:value-type="string">
            <text:p>Atelida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rim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509}</text:p>
          </table:table-cell>
        </table:table-row>
        <table:table-row table:style-name="ro1">
          <table:table-cell office:value-type="float" office:value="607660" calcext:value-type="float">
            <text:p>607660</text:p>
          </table:table-cell>
          <table:table-cell office:value-type="string" calcext:value-type="string">
            <text:p>Ponginae</text:p>
          </table:table-cell>
          <table:table-cell office:value-type="float" office:value="9604" calcext:value-type="float">
            <text:p>9604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prim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960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57:24.411622764</meta:creation-date>
    <dc:date>2016-05-18T13:58:27.507099285</dc:date>
    <meta:editing-duration>PT1M6S</meta:editing-duration>
    <meta:editing-cycles>2</meta:editing-cycles>
    <meta:generator>LibreOffice/4.3.7.2$Linux_X86_64 LibreOffice_project/430$Build-2</meta:generator>
    <meta:document-statistic meta:table-count="1" meta:cell-count="376" meta:object-count="0"/>
  </office:meta>
</office:document-meta>
</file>